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f2f7b" officeooo:paragraph-rsid="001fbd2f"/>
    </style:style>
    <style:style style:name="P2" style:family="paragraph" style:parent-style-name="Standard">
      <style:text-properties officeooo:rsid="001f2f7b" officeooo:paragraph-rsid="0024db53"/>
    </style:style>
    <style:style style:name="P3" style:family="paragraph" style:parent-style-name="Standard">
      <style:text-properties officeooo:rsid="0023d518" officeooo:paragraph-rsid="0023d518"/>
    </style:style>
    <style:style style:name="P4" style:family="paragraph" style:parent-style-name="Standard">
      <style:text-properties officeooo:rsid="0024db53" officeooo:paragraph-rsid="0024db53"/>
    </style:style>
    <style:style style:name="P5" style:family="paragraph" style:parent-style-name="Standard">
      <style:paragraph-properties fo:text-align="center" style:justify-single-word="false"/>
      <style:text-properties fo:font-size="18pt" officeooo:rsid="0025481c" officeooo:paragraph-rsid="0025481c" style:font-size-asian="15.75pt" style:font-size-complex="18pt"/>
    </style:style>
    <style:style style:name="P6" style:family="paragraph" style:parent-style-name="Standard">
      <style:text-properties officeooo:rsid="0024db53" officeooo:paragraph-rsid="0024db53"/>
    </style:style>
    <style:style style:name="P7" style:family="paragraph" style:parent-style-name="Standard">
      <style:text-properties officeooo:rsid="0023d518" officeooo:paragraph-rsid="0023d518"/>
    </style:style>
    <style:style style:name="P8" style:family="paragraph" style:parent-style-name="Standard">
      <style:text-properties officeooo:rsid="0023d518" officeooo:paragraph-rsid="002666af"/>
    </style:style>
    <style:style style:name="T1" style:family="text">
      <style:text-properties officeooo:rsid="0023fc54"/>
    </style:style>
    <style:style style:name="T2" style:family="text">
      <style:text-properties officeooo:rsid="0024db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obin Pennock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Homework 7: Ruby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SC600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5/7/201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ource Code</text:p>
      <text:p text:style-name="P3"/>
      <text:p text:style-name="P3">#1 </text:p>
      <text:p text:style-name="P3">def randarray(n) </text:p>
      <text:p text:style-name="P3"><text:tab/>r = Array.new(10){rand(1 .. n)} </text:p>
      <text:p text:style-name="P3">end </text:p>
      <text:p text:style-name="P3"/>
      <text:p text:style-name="P3">#2 </text:p>
      <text:p text:style-name="P3">def show(n) </text:p>
      <text:p text:style-name="P3"><text:tab/>n.length.times do |i| </text:p>
      <text:p text:style-name="P3"><text:tab/><text:tab/>print ' ', n[i] </text:p>
      <text:p text:style-name="P3"><text:tab/>end </text:p>
      <text:p text:style-name="P3">end </text:p>
      <text:p text:style-name="P3"/>
      <text:p text:style-name="P3">#3 </text:p>
      <text:p text:style-name="P3">def hist(v) </text:p>
      <text:p text:style-name="P3"><text:tab/>v.each_index do |i| </text:p>
      <text:p text:style-name="P3"><text:tab/><text:tab/>v[i].times {print "*"} </text:p>
      <text:p text:style-name="P3"><text:tab/><text:tab/>puts </text:p>
      <text:p text:style-name="P3"><text:tab/>end </text:p>
      <text:p text:style-name="P8">end</text:p>
      <text:p text:style-name="P8"><text:s/></text:p>
      <text:p text:style-name="P3">#4 </text:p>
      <text:p text:style-name="P3">def mean(vec) </text:p>
      <text:p text:style-name="P3"><text:tab/>sum = 0 </text:p>
      <text:p text:style-name="P3"><text:tab/>vec.each_index do |i| </text:p>
      <text:p text:style-name="P3"><text:tab/><text:tab/>sum += i </text:p>
      <text:p text:style-name="P3"><text:tab/>end </text:p>
      <text:p text:style-name="P3"><text:tab/>return (sum.to_f / vec.length) </text:p>
      <text:p text:style-name="P8">end</text:p>
      <text:p text:style-name="P8"><text:s/></text:p>
      <text:p text:style-name="P3">#5 </text:p>
      <text:p text:style-name="P3">#helper funct for sigma </text:p>
      <text:p text:style-name="P3">def varsquare(v) </text:p>
      <text:p text:style-name="P3"><text:tab/>sum = 0 </text:p>
      <text:p text:style-name="P3"><text:tab/>v.each_index do |i| </text:p>
      <text:p text:style-name="P3"><text:tab/><text:tab/>sum += (i * i) </text:p>
      <text:p text:style-name="P3"><text:tab/>end </text:p>
      <text:p text:style-name="P3"><text:tab/>return sum.to_f / v.length </text:p>
      <text:p text:style-name="P3">end </text:p>
      <text:p text:style-name="P3">#helper function for sigma </text:p>
      <text:p text:style-name="P3">def meansquare(v) </text:p>
      <text:p text:style-name="P3"><text:tab/>return mean(v) * mean(v) </text:p>
      <text:p text:style-name="P3">end </text:p>
      <text:p text:style-name="P3"/>
      <text:p text:style-name="P3">def sigma(v) </text:p>
      <text:p text:style-name="P3"><text:tab/>return Math.sqrt(varsquare(v) - meansquare(v)) </text:p>
      <text:p text:style-name="P8">end</text:p>
      <text:p text:style-name="P8"><text:s/></text:p>
      <text:p text:style-name="P3"><text:soft-page-break/>#6 </text:p>
      <text:p text:style-name="P3">def mean_sigma(v) </text:p>
      <text:p text:style-name="P3"><text:tab/>return mean(v), sigma(v) </text:p>
      <text:p text:style-name="P3">end </text:p>
      <text:p text:style-name="P3"/>
      <text:p text:style-name="P3">#7 </text:p>
      <text:p text:style-name="P3">#implements a bubble sort </text:p>
      <text:p text:style-name="P3">#not efficient but easy </text:p>
      <text:p text:style-name="P3">#basic algorithm found </text:p>
      <text:p text:style-name="P3"><text:tab/>#http://jlarusso.github.io/blog/2013/04/30/sorting-algorithms-in-ruby/ </text:p>
      <text:p text:style-name="P3">def sort(vec) </text:p>
      <text:p text:style-name="P3"><text:s text:c="4"/>#must use each_index, not just each </text:p>
      <text:p text:style-name="P3"><text:s text:c="4"/>vec.each_index do |i| </text:p>
      <text:p text:style-name="P3"><text:s text:c="4"/><text:tab/>(vec.length - i - 1).times do |j| </text:p>
      <text:p text:style-name="P3"><text:s text:c="8"/><text:tab/>if vec[j] &gt; vec[j + 1] </text:p>
      <text:p text:style-name="P3"><text:s text:c="8"/><text:tab/><text:tab/>vec[j], vec[j + 1] = vec[j+ 1], vec[j] </text:p>
      <text:p text:style-name="P3"><text:tab/><text:tab/>end </text:p>
      <text:p text:style-name="P3"><text:s text:c="4"/><text:tab/>end </text:p>
      <text:p text:style-name="P3"><text:s text:c="4"/>end </text:p>
      <text:p text:style-name="P3">end </text:p>
      <text:p text:style-name="P3"/>
      <text:p text:style-name="P3">#8 </text:p>
      <text:p text:style-name="P3">#implements the iterative binary search alg used in procedural hw </text:p>
      <text:p text:style-name="P3">def binarysearch(v, key) </text:p>
      <text:p text:style-name="P3"><text:tab/>low = 0 </text:p>
      <text:p text:style-name="P3"><text:tab/>high = v.length - 1 </text:p>
      <text:p text:style-name="P3"><text:tab/>while low &lt;= high </text:p>
      <text:p text:style-name="P3"><text:tab/><text:tab/>mid = (low + high) / 2 </text:p>
      <text:p text:style-name="P3"><text:tab/><text:tab/>#was having trouble with if/else so went with case statement </text:p>
      <text:p text:style-name="P3"><text:tab/><text:tab/>case </text:p>
      <text:p text:style-name="P3"><text:tab/><text:tab/><text:tab/>when (v[mid] &lt; key) <text:s text:c="4"/></text:p>
      <text:p text:style-name="P3"><text:s text:c="32"/>low = mid + 1 </text:p>
      <text:p text:style-name="P3"><text:tab/><text:tab/><text:tab/>when (v[mid] &gt; key) <text:s/></text:p>
      <text:p text:style-name="P3"><text:tab/><text:tab/><text:tab/><text:tab/>high = mid - 1 </text:p>
      <text:p text:style-name="P3"><text:tab/><text:tab/><text:tab/>else </text:p>
      <text:p text:style-name="P3"><text:tab/><text:tab/><text:tab/><text:tab/>return mid </text:p>
      <text:p text:style-name="P3"><text:tab/><text:tab/>end </text:p>
      <text:p text:style-name="P3"><text:tab/>end </text:p>
      <text:p text:style-name="P3"><text:tab/>-1<text:tab/>#if key not found </text:p>
      <text:p text:style-name="P3">end </text:p>
      <text:p text:style-name="P3"/>
      <text:p text:style-name="P3">#<text:span text:style-name="T1">9</text:span></text:p>
      <text:p text:style-name="P3">#not the most efficient algorithm but boy it looks pretty in 2 lines </text:p>
      <text:p text:style-name="P3">def minmax(v) </text:p>
      <text:p text:style-name="P3"><text:tab/>v = v.sort </text:p>
      <text:p text:style-name="P3"><text:tab/>return v.first, v.last </text:p>
      <text:p text:style-name="P3">end </text:p>
      <text:p text:style-name="P3"/>
      <text:p text:style-name="P3">#10</text:p>
      <text:p text:style-name="P3"><text:soft-page-break/>def main </text:p>
      <text:p text:style-name="P3"><text:tab/>unsorted_array = ([2,7,2,898,3,56,1,0,45]) </text:p>
      <text:p text:style-name="P3"><text:tab/>sorted_array = ([1,2,3,4,5,6,7,8,9,10]) </text:p>
      <text:p text:style-name="P3"/>
      <text:p text:style-name="P3"><text:tab/>puts "beginning main program" </text:p>
      <text:p text:style-name="P3"><text:tab/>print "unsorted_array = " + unsorted_array.to_s </text:p>
      <text:p text:style-name="P3"><text:tab/>puts "\n\n" </text:p>
      <text:p text:style-name="P3"><text:tab/>print "sorted_array = " + sorted_array.to_s </text:p>
      <text:p text:style-name="P3"><text:tab/>puts "\n\n" </text:p>
      <text:p text:style-name="P3"><text:tab/>puts "running random array generator \n" </text:p>
      <text:p text:style-name="P3"><text:tab/>z = randarray(25) </text:p>
      <text:p text:style-name="P3"><text:tab/>print(z) </text:p>
      <text:p text:style-name="P3"><text:tab/>puts"\n\n";<text:tab/> </text:p>
      <text:p text:style-name="P3"><text:tab/>puts "producing histogram based on randarray \n" </text:p>
      <text:p text:style-name="P3"><text:tab/>hist(z); </text:p>
      <text:p text:style-name="P3"><text:tab/>puts("using z for mean and sigma demo") </text:p>
      <text:p text:style-name="P3"><text:tab/>print z </text:p>
      <text:p text:style-name="P3"><text:tab/>puts "\n" </text:p>
      <text:p text:style-name="P3"><text:tab/>puts "mean(z)"; </text:p>
      <text:p text:style-name="P3"><text:tab/>puts mean(z) </text:p>
      <text:p text:style-name="P3"><text:tab/>puts "\n" </text:p>
      <text:p text:style-name="P3"><text:tab/>puts "sigma (z)"; </text:p>
      <text:p text:style-name="P3"><text:tab/>puts sigma(z); </text:p>
      <text:p text:style-name="P3"><text:tab/>puts"\n" </text:p>
      <text:p text:style-name="P3"><text:tab/>puts "mean_sigma(z)" </text:p>
      <text:p text:style-name="P3"><text:tab/>print mean_sigma(z) </text:p>
      <text:p text:style-name="P3"><text:tab/>puts "\n"<text:tab/> </text:p>
      <text:p text:style-name="P3"><text:tab/>puts"sorting unsorted_array" </text:p>
      <text:p text:style-name="P3"><text:tab/>print unsorted_array </text:p>
      <text:p text:style-name="P3"><text:tab/>puts "\n\n" </text:p>
      <text:p text:style-name="P3"><text:tab/>print sort(unsorted_array) </text:p>
      <text:p text:style-name="P3"><text:tab/>puts"\n" </text:p>
      <text:p text:style-name="P3"><text:tab/>puts "binary_search(sorted_array, 7)" </text:p>
      <text:p text:style-name="P3"><text:tab/>print "sorted_array = " </text:p>
      <text:p text:style-name="P3"><text:tab/>print sorted_array </text:p>
      <text:p text:style-name="P3"><text:tab/>puts"\n" </text:p>
      <text:p text:style-name="P3"><text:tab/>puts "key is: " + <text:s/>binarysearch(sorted_array, 7).to_s </text:p>
      <text:p text:style-name="P3"><text:tab/>puts"\n" </text:p>
      <text:p text:style-name="P3"><text:tab/>puts "minmax (z)" </text:p>
      <text:p text:style-name="P3"><text:tab/>print minmax(z) </text:p>
      <text:p text:style-name="P3"><text:tab/>puts "\n" </text:p>
      <text:p text:style-name="P3"><text:tab/>0 </text:p>
      <text:p text:style-name="P3">end</text:p>
      <text:p text:style-name="P1"/>
      <text:p text:style-name="P1"/>
      <text:p text:style-name="P4">OUTPUT</text:p>
      <text:p text:style-name="P2"/>
      <text:p text:style-name="P2"><text:span text:style-name="T2">irb(main):069:0&gt; main </text:span></text:p>
      <text:p text:style-name="P4">beginning main program </text:p>
      <text:p text:style-name="P4"><text:soft-page-break/>unsorted_array = [2, 7, 2, 898, 3, 56, 1, 0, 45] </text:p>
      <text:p text:style-name="P4"/>
      <text:p text:style-name="P4">sorted_array = [1, 2, 3, 4, 5, 6, 7, 8, 9, 10] </text:p>
      <text:p text:style-name="P4"/>
      <text:p text:style-name="P4">running random array generator </text:p>
      <text:p text:style-name="P4">[3, 24, 11, 18, 14, 3, 19, 14, 24, 9] </text:p>
      <text:p text:style-name="P4"><text:s/></text:p>
      <text:p text:style-name="P4">producing histogram based on randarray </text:p>
      <text:p text:style-name="P4">*** </text:p>
      <text:p text:style-name="P4">************************ </text:p>
      <text:p text:style-name="P4">*********** </text:p>
      <text:p text:style-name="P4">****************** </text:p>
      <text:p text:style-name="P4">************** </text:p>
      <text:p text:style-name="P4">*** </text:p>
      <text:p text:style-name="P4">******************* </text:p>
      <text:p text:style-name="P4">************** </text:p>
      <text:p text:style-name="P4">************************ </text:p>
      <text:p text:style-name="P4">********* </text:p>
      <text:p text:style-name="P4">using z for mean and sigma demo </text:p>
      <text:p text:style-name="P4">[3, 24, 11, 18, 14, 3, 19, 14, 24, 9] </text:p>
      <text:p text:style-name="P4">mean(z) </text:p>
      <text:p text:style-name="P4">4.5 </text:p>
      <text:p text:style-name="P4"/>
      <text:p text:style-name="P4">sigma (z) </text:p>
      <text:p text:style-name="P4">2.8722813232690143 </text:p>
      <text:p text:style-name="P4"/>
      <text:p text:style-name="P4">mean_sigma(z) </text:p>
      <text:p text:style-name="P4">[4.5, 2.8722813232690143] </text:p>
      <text:p text:style-name="P4">sorting unsorted_array </text:p>
      <text:p text:style-name="P4">[2, 7, 2, 898, 3, 56, 1, 0, 45] </text:p>
      <text:p text:style-name="P4"/>
      <text:p text:style-name="P4">[0, 1, 2, 2, 3, 7, 45, 56, 898] </text:p>
      <text:p text:style-name="P4">binary_search(sorted_array, 7) </text:p>
      <text:p text:style-name="P4">sorted_array = [1, 2, 3, 4, 5, 6, 7, 8, 9, 10] </text:p>
      <text:p text:style-name="P4">key is: 6 </text:p>
      <text:p text:style-name="P4"/>
      <text:p text:style-name="P4">minmax (z) </text:p>
      <text:p text:style-name="P4">[3, 24] </text:p>
      <text:p text:style-name="P4">=&gt; 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4-05-03T13:27:00.289884545</meta:creation-date>
    <dc:date>2014-05-07T11:48:08.256136729</dc:date>
    <dc:creator>Rob </dc:creator>
    <meta:editing-duration>PT4M28S</meta:editing-duration>
    <meta:editing-cycles>8</meta:editing-cycles>
    <meta:generator>LibreOffice/4.1.3.2$Linux_X86_64 LibreOffice_project/410m0$Build-2</meta:generator>
    <meta:document-statistic meta:table-count="0" meta:image-count="0" meta:object-count="0" meta:page-count="5" meta:paragraph-count="172" meta:word-count="493" meta:character-count="3253" meta:non-whitespace-character-count="2586"/>
  </office:meta>
</office:document-meta>
</file>